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4ebf1" officeooo:paragraph-rsid="02e4ebf1" style:font-name-asian="Noto Sans CJK JP" style:font-size-asian="24pt" style:language-asian="ja" style:country-asian="JP" style:font-size-complex="24pt"/>
    </style:style>
    <style:style style:name="P9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64524" officeooo:paragraph-rsid="02e64524" style:font-name-asian="Noto Sans CJK JP" style:font-size-asian="24pt" style:language-asian="ja" style:country-asian="JP" style:font-size-complex="24pt"/>
    </style:style>
    <style:style style:name="P9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732e7" officeooo:paragraph-rsid="02e732e7" style:font-name-asian="Noto Sans CJK JP" style:font-size-asian="24pt" style:language-asian="ja" style:country-asian="JP" style:font-size-complex="24pt"/>
    </style:style>
    <style:style style:name="P9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87014" officeooo:paragraph-rsid="02e87014" style:font-name-asian="Noto Sans CJK JP" style:font-size-asian="24pt" style:language-asian="ja" style:country-asian="JP" style:font-size-complex="24pt"/>
    </style:style>
    <style:style style:name="P9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a1a4d" officeooo:paragraph-rsid="026a3dce" style:font-name-asian="Noto Sans CJK JP" style:font-size-asian="24pt" style:language-asian="ja" style:country-asian="JP" style:font-size-complex="24pt"/>
    </style:style>
    <style:style style:name="P9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6a3dce"/>
    </style:style>
    <style:style style:name="P10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86270" officeooo:paragraph-rsid="02f86270" style:font-name-asian="Noto Sans CJK JP" style:font-size-asian="24pt" style:language-asian="ja" style:country-asian="JP" style:font-size-complex="24pt"/>
    </style:style>
    <style:style style:name="P10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e14ec" officeooo:paragraph-rsid="02fe14ec" style:font-name-asian="Noto Sans CJK JP" style:font-size-asian="24pt" style:language-asian="ja" style:country-asian="JP" style:font-size-complex="24pt"/>
    </style:style>
    <style:style style:name="P10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09b8a" officeooo:paragraph-rsid="03009b8a" style:font-name-asian="Noto Sans CJK JP" style:font-size-asian="24pt" style:language-asian="ja" style:country-asian="JP" style:font-size-complex="24pt"/>
    </style:style>
    <style:style style:name="P10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50764" officeooo:paragraph-rsid="030656d6" style:font-name-asian="Noto Sans CJK JP" style:font-size-asian="24pt" style:language-asian="ja" style:country-asian="JP" style:font-size-complex="24pt"/>
    </style:style>
    <style:style style:name="P10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a738a" officeooo:paragraph-rsid="030a738a" style:font-name-asian="Noto Sans CJK JP" style:font-size-asian="24pt" style:language-asian="ja" style:country-asian="JP" style:font-size-complex="24pt"/>
    </style:style>
    <style:style style:name="P10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beb27" officeooo:paragraph-rsid="030beb27" style:font-name-asian="Noto Sans CJK JP" style:font-size-asian="24pt" style:language-asian="ja" style:country-asian="JP" style:font-size-complex="24pt"/>
    </style:style>
    <style:style style:name="P10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cd7be" officeooo:paragraph-rsid="030cd7be" style:font-name-asian="Noto Sans CJK JP" style:font-size-asian="24pt" style:language-asian="ja" style:country-asian="JP" style:font-size-complex="24pt"/>
    </style:style>
    <style:style style:name="P10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21822" officeooo:paragraph-rsid="03121822" style:font-name-asian="Noto Sans CJK JP" style:font-size-asian="24pt" style:language-asian="ja" style:country-asian="JP" style:font-size-complex="24pt"/>
    </style:style>
    <style:style style:name="P10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70adb" officeooo:paragraph-rsid="03170adb" style:font-name-asian="Noto Sans CJK JP" style:font-size-asian="24pt" style:language-asian="ja" style:country-asian="JP" style:font-size-complex="24pt"/>
    </style:style>
    <style:style style:name="P10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2c9a1" officeooo:paragraph-rsid="0322c9a1" style:font-name-asian="Noto Sans CJK JP" style:font-size-asian="24pt" style:language-asian="ja" style:country-asian="JP" style:font-size-complex="24pt"/>
    </style:style>
    <style:style style:name="P11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32655" officeooo:paragraph-rsid="03232655" style:font-name-asian="Noto Sans CJK JP" style:font-size-asian="24pt" style:language-asian="ja" style:country-asian="JP" style:font-size-complex="24pt"/>
    </style:style>
    <style:style style:name="P11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47590" officeooo:paragraph-rsid="03247590" style:font-name-asian="Noto Sans CJK JP" style:font-size-asian="24pt" style:language-asian="ja" style:country-asian="JP" style:font-size-complex="24pt"/>
    </style:style>
    <style:style style:name="P11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7d873" officeooo:paragraph-rsid="0327d873" style:font-name-asian="Noto Sans CJK JP" style:font-size-asian="24pt" style:language-asian="ja" style:country-asian="JP" style:font-size-complex="24pt"/>
    </style:style>
    <style:style style:name="P11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318f1" officeooo:paragraph-rsid="033318f1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officeooo:rsid="02e08b7f"/>
    </style:style>
    <style:style style:name="T27" style:family="text">
      <style:text-properties style:font-name="Noto Sans CJK JP" fo:font-size="24pt" officeooo:rsid="02ea1a4d" style:font-name-asian="Noto Sans CJK JP" style:font-size-asian="24pt" style:language-asian="ja" style:country-asian="JP" style:font-size-complex="24pt"/>
    </style:style>
    <style:style style:name="T28" style:family="text">
      <style:text-properties fo:color="#729fcf" loext:opacity="100%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1">A: アイカさん、日本語とフランス語を勉強していますね。</text:p>
      <text:p text:style-name="P91">B: はい、そうですね。どうしてですか。</text:p>
      <text:p text:style-name="P93">A: あのう、私も勉強したいです。日本語とフランス語とどちらの方が<text:ruby text:style-name="Ru1"><text:ruby-base>簡単</text:ruby-base><text:ruby-text>かんたん</text:ruby-text></text:ruby>ですか。</text:p>
      <text:p text:style-name="P93">B: そうですね。フランス語の方が日本語より<text:ruby text:style-name="Ru1"><text:ruby-base>簡単</text:ruby-base><text:ruby-text>かんたん</text:ruby-text></text:ruby>です。</text:p>
      <text:p text:style-name="P93">A: じゃあ、私もフランス語を勉強します。</text:p>
      <text:p text:style-name="P93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6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94">２０２５年０６月２０日演習：</text:p>
      <text:p text:style-name="P94">１．私は日曜日に勉強しない。大好きな映画を見る。</text:p>
      <text:p text:style-name="P94">２．週末に出かけない。うちで寝る。</text:p>
      <text:p text:style-name="P95">３．<text:ruby text:style-name="Ru1"><text:ruby-base>山口</text:ruby-base><text:ruby-text>やまぐち</text:ruby-text></text:ruby>さんはパーティーに来る。<text:ruby text:style-name="Ru1"><text:ruby-base>中川</text:ruby-base><text:ruby-text>なかがわ</text:ruby-text></text:ruby>さんは<text:ruby text:style-name="Ru1"><text:ruby-base>来</text:ruby-base><text:ruby-text>こ</text:ruby-text></text:ruby>ない。</text:p>
      <text:p text:style-name="P96">４．週末に公園で<text:ruby text:style-name="Ru1"><text:ruby-base>遊</text:ruby-base><text:ruby-text>あそ</text:ruby-text></text:ruby>んだり、<text:ruby text:style-name="Ru1"><text:ruby-base>走</text:ruby-base><text:ruby-text>はし</text:ruby-text></text:ruby>ったりします。</text:p>
      <text:p text:style-name="P97">５．<text:ruby text:style-name="Ru1"><text:ruby-base>泳</text:ruby-base><text:ruby-text>およ</text:ruby-text></text:ruby>いだり、<text:ruby text:style-name="Ru1"><text:ruby-base>走</text:ruby-base><text:ruby-text>はし</text:ruby-text></text:ruby>ったりことが好きです。</text:p>
      <text:p text:style-name="P97">６．<text:ruby text:style-name="Ru1"><text:ruby-base>京都</text:ruby-base><text:ruby-text>きょうと</text:ruby-text></text:ruby>で買い物したり、<text:ruby text:style-name="Ru1"><text:ruby-base>観光</text:ruby-base><text:ruby-text>かんこう</text:ruby-text></text:ruby>したりしました。</text:p>
      <text:p text:style-name="P97">７．たくさんはギターを<text:ruby text:style-name="Ru1"><text:ruby-base>弾</text:ruby-base><text:ruby-text>ひ</text:ruby-text></text:ruby>いたり、<text:ruby text:style-name="Ru1"><text:ruby-base>運動</text:ruby-base><text:ruby-text>うんどう</text:ruby-text></text:ruby>したりするのが好きです。</text:p>
      <text:p text:style-name="P98"/>
      <text:p text:style-name="P98">２０２５年０６月２３日演習：</text:p>
      <text:p text:style-name="P98">１．私はテニスの<text:ruby text:style-name="Ru1"><text:ruby-base>方</text:ruby-base><text:ruby-text>ほう</text:ruby-text></text:ruby>がサッカーより好きです。</text:p>
      <text:p text:style-name="P98">２．ラーメンとうどんとどちらの<text:ruby text:style-name="Ru1"><text:ruby-base>方</text:ruby-base><text:ruby-text>ほう</text:ruby-text></text:ruby>が美味しいですか。</text:p>
      <text:p text:style-name="P99"><text:span text:style-name="T27">３．</text:span><text:ruby text:style-name="Ru1"><text:ruby-base><text:span text:style-name="T27">果物</text:span></text:ruby-base><text:ruby-text>くだもの</text:ruby-text></text:ruby><text:span text:style-name="T27">の</text:span><text:ruby text:style-name="Ru1"><text:ruby-base><text:span text:style-name="T27">中</text:span></text:ruby-base><text:ruby-text>なか</text:ruby-text></text:ruby><text:span text:style-name="T27">でりんごが</text:span><text:ruby text:style-name="Ru1"><text:ruby-base><text:span text:style-name="T27">一番</text:span></text:ruby-base><text:ruby-text>いちばん</text:ruby-text></text:ruby><text:ruby text:style-name="Ru1"><text:ruby-base><text:span text:style-name="T27">好</text:span></text:ruby-base><text:ruby-text>す</text:ruby-text></text:ruby><text:span text:style-name="T27">きです。</text:span></text:p>
      <text:p text:style-name="P99"><text:span text:style-name="T27">４．</text:span><text:ruby text:style-name="Ru1"><text:ruby-base><text:span text:style-name="T27">季節</text:span></text:ruby-base><text:ruby-text>きせつ</text:ruby-text></text:ruby><text:span text:style-name="T27">の中で</text:span><text:ruby text:style-name="Ru1"><text:ruby-base><text:span text:style-name="T27">夏</text:span></text:ruby-base><text:ruby-text>なつ</text:ruby-text></text:ruby><text:span text:style-name="T27">が一番</text:span><text:ruby text:style-name="Ru1"><text:ruby-base><text:span text:style-name="T27">嫌</text:span></text:ruby-base><text:ruby-text>きら</text:ruby-text></text:ruby><text:span text:style-name="T27">いです。</text:span></text:p>
      <text:p text:style-name="P99"><text:span text:style-name="T27">５．</text:span><text:ruby text:style-name="Ru1"><text:ruby-base><text:span text:style-name="T27">家族</text:span></text:ruby-base><text:ruby-text>かぞく</text:ruby-text></text:ruby><text:span text:style-name="T27">の中で母が一番</text:span><text:ruby text:style-name="Ru1"><text:ruby-base><text:span text:style-name="T27">優</text:span></text:ruby-base><text:ruby-text>やさ</text:ruby-text></text:ruby><text:span text:style-name="T27">しいです。</text:span></text:p>
      <text:p text:style-name="P99"><text:span text:style-name="T27">６．</text:span><text:ruby text:style-name="Ru1"><text:ruby-base><text:span text:style-name="T27">寿司</text:span></text:ruby-base><text:ruby-text>すし</text:ruby-text></text:ruby><text:span text:style-name="T27">の中でサーモンが一番好きです。</text:span></text:p>
      <text:p text:style-name="P63">７．アニメの中でどれが一番好きですか。</text:p>
      <text:p text:style-name="P63">８．<text:ruby text:style-name="Ru1"><text:ruby-base>果物</text:ruby-base><text:ruby-text>くだもの</text:ruby-text></text:ruby>の中でどれが一番美味しいですか。</text:p>
      <text:p text:style-name="P63">９．<text:ruby text:style-name="Ru1"><text:ruby-base>季節</text:ruby-base><text:ruby-text>きせつ</text:ruby-text></text:ruby>の中でどれが一番<text:ruby text:style-name="Ru1"><text:ruby-base>寒</text:ruby-base><text:ruby-text>さむ</text:ruby-text></text:ruby>いですか。</text:p>
      <text:p text:style-name="P63">１０．<text:ruby text:style-name="Ru1"><text:ruby-base>花</text:ruby-base><text:ruby-text>はな</text:ruby-text></text:ruby>の中でどれが一番きれいですか。</text:p>
      <text:p text:style-name="P63">１１．メニューの中でどれが一番高いですか。</text:p>
      <text:p text:style-name="P63">１２．<text:ruby text:style-name="Ru1"><text:ruby-base>家族</text:ruby-base><text:ruby-text>かぞく</text:ruby-text></text:ruby>の中で<text:ruby text:style-name="Ru1"><text:ruby-base>誰</text:ruby-base><text:ruby-text>だれ</text:ruby-text></text:ruby>が一番<text:ruby text:style-name="Ru1"><text:ruby-base>優</text:ruby-base><text:ruby-text>やさ</text:ruby-text></text:ruby>しいですか。</text:p>
      <text:p text:style-name="P63">１３．キャラクターの中で<text:ruby text:style-name="Ru1"><text:ruby-base>誰</text:ruby-base><text:ruby-text>だれ</text:ruby-text></text:ruby>が一番かっこいですか。</text:p>
      <text:p text:style-name="P63">１４．<text:ruby text:style-name="Ru1"><text:ruby-base>先生</text:ruby-base><text:ruby-text>せんせい</text:ruby-text></text:ruby>の中で<text:ruby text:style-name="Ru1"><text:ruby-base>誰</text:ruby-base><text:ruby-text>だれ</text:ruby-text></text:ruby>が一番<text:ruby text:style-name="Ru1"><text:ruby-base>怖</text:ruby-base><text:ruby-text>こわ</text:ruby-text></text:ruby>いですか。</text:p>
      <text:p text:style-name="P63">１５．<text:ruby text:style-name="Ru1"><text:ruby-base>傘</text:ruby-base><text:ruby-text>かさ</text:ruby-text></text:ruby>の中でこれが一番いいです。</text:p>
      <text:p text:style-name="P63">１６．先生の中で<text:ruby text:style-name="Ru1"><text:ruby-base>田中</text:ruby-base><text:ruby-text>たなか</text:ruby-text></text:ruby>先生が一番<text:ruby text:style-name="Ru1"><text:ruby-base>怖</text:ruby-base><text:ruby-text>こわ</text:ruby-text></text:ruby>いです。<text:ruby text:style-name="Ru1"><text:ruby-base>高橋</text:ruby-base><text:ruby-text>たかはし</text:ruby-text></text:ruby>先生は一番<text:ruby text:style-name="Ru1"><text:ruby-base>優</text:ruby-base><text:ruby-text>やさ</text:ruby-text></text:ruby>しいです。</text:p>
      <text:p text:style-name="P63">１７．<text:ruby text:style-name="Ru1"><text:ruby-base>東京</text:ruby-base><text:ruby-text>とうきょう</text:ruby-text></text:ruby>の中で<text:ruby text:style-name="Ru1"><text:ruby-base>新宿</text:ruby-base><text:ruby-text>しんじゅく</text:ruby-text></text:ruby>が一番<text:ruby text:style-name="Ru1"><text:ruby-base>賑</text:ruby-base><text:ruby-text>にぎ</text:ruby-text></text:ruby>やかです。</text:p>
      <text:p text:style-name="P100">１８．A: 曜日の中でどれが一番嫌いですか。　B: 曜日の中で土曜日が一番好きです、月曜日が一番嫌いです。</text:p>
      <text:p text:style-name="P100">１９．ワンピースのキャラクターの中で<text:ruby text:style-name="Ru1"><text:ruby-base>誰</text:ruby-base><text:ruby-text>だれ</text:ruby-text></text:ruby>が一番かっこいですか。</text:p>
      <text:p text:style-name="P63"/>
      <text:p text:style-name="P101">２０２５年０６月２５日演習：</text:p>
      <text:p text:style-name="P101">１．家族の中で私が一番優しいです。</text:p>
      <text:p text:style-name="P63">２．家族の中で誰が一番優しいですか。</text:p>
      <text:p text:style-name="P63">To describe things:</text:p>
      <text:p text:style-name="P102">３．家族の中で母が一番<text:ruby text:style-name="Ru1"><text:ruby-base><text:span text:style-name="T28">料理</text:span></text:ruby-base><text:ruby-text>りょうり</text:ruby-text></text:ruby><text:span text:style-name="T28">が</text:span><text:ruby text:style-name="Ru1"><text:ruby-base><text:span text:style-name="T28">上手</text:span></text:ruby-base><text:ruby-text>じょうず</text:ruby-text></text:ruby>です。</text:p>
      <text:p text:style-name="P63">４．<text:ruby text:style-name="Ru1"><text:ruby-base>漫画</text:ruby-base><text:ruby-text>まんが</text:ruby-text></text:ruby>の中でナルトが一番<text:ruby text:style-name="Ru1"><text:ruby-base><text:span text:style-name="T28">絵</text:span></text:ruby-base><text:ruby-text>え</text:ruby-text></text:ruby><text:span text:style-name="T28">がきれい</text:span>です。</text:p>
      <text:p text:style-name="P63">５．友達の中でカナさんが一番<text:span text:style-name="T28">ゲームをするのが</text:span><text:ruby text:style-name="Ru1"><text:ruby-base><text:span text:style-name="T28">苦手</text:span></text:ruby-base><text:ruby-text>にがて</text:ruby-text></text:ruby>です。</text:p>
      <text:p text:style-name="P63">６．友達の中でシンジさんが一番<text:span text:style-name="T28">歌が上手</text:span>です。</text:p>
      <text:p text:style-name="P63">７．家族の中で誰が頭がいいですか。</text:p>
      <text:p text:style-name="P63">８．アニメの中でどれが一番絵がきれいですか。</text:p>
      <text:p text:style-name="P63">９．友達の中で誰が一番料理が下手ですか。</text:p>
      <text:p text:style-name="P63">１０．先生の中で誰が一番日本語を<text:ruby text:style-name="Ru1"><text:ruby-base>話</text:ruby-base><text:ruby-text>はな</text:ruby-text></text:ruby>すのが上手ですか。</text:p>
      <text:p text:style-name="P103">ー＞　マルチングさんと<text:ruby text:style-name="Ru1"><text:ruby-base>百合子</text:ruby-base><text:ruby-text>ゆりこ</text:ruby-text></text:ruby>さんジブリの会話：</text:p>
      <text:p text:style-name="P63">A: ジブリのキャラクターの中で誰が一番好きですか。</text:p>
      <text:p text:style-name="P63">B: 私はトトロが一番好きです。</text:p>
      <text:p text:style-name="P63">A: へえ、どうしてですか。</text:p>
      <text:p text:style-name="P63">B: キャラクターの中でトトロが一番かわいいからです。</text:p>
      <text:p text:style-name="P63">A: そうですか。私はジブリの中でキキが一番好きです。</text:p>
      <text:p text:style-name="P63">B: どうしてキキが好きですか。</text:p>
      <text:p text:style-name="P63">A: キキが一番優しいからです。</text:p>
      <text:p text:style-name="P63"/>
      <text:p text:style-name="P63">１１．<text:ruby text:style-name="Ru1"><text:ruby-base>世界</text:ruby-base><text:ruby-text>せかい</text:ruby-text></text:ruby>の<text:ruby text:style-name="Ru1"><text:ruby-base>国</text:ruby-base><text:ruby-text>くに</text:ruby-text></text:ruby>の中で日本が一番好きです。</text:p>
      <text:p text:style-name="P63">１２．<text:ruby text:style-name="Ru1"><text:ruby-base>食べ物</text:ruby-base><text:ruby-text>たべもの</text:ruby-text></text:ruby>の中でラーメンが一番美味しいです。</text:p>
      <text:p text:style-name="P63">１３．どの<text:ruby text:style-name="Ru1"><text:ruby-base>飲み物</text:ruby-base><text:ruby-text>のみもの</text:ruby-text></text:ruby>が飲みたいですか。</text:p>
      <text:p text:style-name="P63">１４．私の好きな<text:ruby text:style-name="Ru1"><text:ruby-base>乗り物</text:ruby-base><text:ruby-text>のりもの</text:ruby-text></text:ruby>は<text:ruby text:style-name="Ru1"><text:ruby-base>新幹線</text:ruby-base><text:ruby-text>しんかんせん</text:ruby-text></text:ruby>です。</text:p>
      <text:p text:style-name="P104">１５．<text:ruby text:style-name="Ru1"><text:ruby-base>動物</text:ruby-base><text:ruby-text>どうぶつ</text:ruby-text></text:ruby>の中で<text:ruby text:style-name="Ru1"><text:ruby-base>猫</text:ruby-base><text:ruby-text>ねこ</text:ruby-text></text:ruby>が一番かわいいです。</text:p>
      <text:p text:style-name="P104">１６．エリさんの好きな<text:ruby text:style-name="Ru1"><text:ruby-base>動物</text:ruby-base><text:ruby-text>どうぶつ</text:ruby-text></text:ruby>は<text:ruby text:style-name="Ru1"><text:ruby-base>犬</text:ruby-base><text:ruby-text>いぬ</text:ruby-text></text:ruby>です。</text:p>
      <text:p text:style-name="P104">１７．A: あかねさんの好きな飲み物は何ですか。　B: 私は抹茶が好きです。ヤマトさんは何が好きですか。A: 私の好きな飲み物はコーヒーです。</text:p>
      <text:p text:style-name="P104"><text:soft-page-break/>１８．私は動物が好きだから、犬が欲しいです。</text:p>
      <text:p text:style-name="P63"/>
      <text:p text:style-name="P105">２０２５年０６月２８日演習：</text:p>
      <text:p text:style-name="P105">１．飲み物の中で抹茶とラムネが一番美味しいです。</text:p>
      <text:p text:style-name="P105"/>
      <text:p text:style-name="P106">Angela (A) and Jack (B) conversation:</text:p>
      <text:p text:style-name="P106">A: どんな食べ物が好きですか。</text:p>
      <text:p text:style-name="P106">B: 私は日本の食べ物がとても好きです。</text:p>
      <text:p text:style-name="P106">A: 日本の食べ物の中で何が好きですか。</text:p>
      <text:p text:style-name="P106">B: 私はラーメンが一番好きです。アンジェラさんはどんな食べ物は好きですか。</text:p>
      <text:p text:style-name="P106">A: 私は寿司が好きです。ジャックさんは好きな日本の飲み物はありますか。</text:p>
      <text:p text:style-name="P106">B: はい、私はラムネがとても好きです。アンジェラさんはどうですか。</text:p>
      <text:p text:style-name="P106">A: 私は抹茶が好きです。京都で飲んだことがあります。</text:p>
      <text:p text:style-name="P106">B: 本当ですか。私は抹茶を飲んだことがありません。</text:p>
      <text:p text:style-name="P106"/>
      <text:p text:style-name="P107">２．食べ物の中で天ぷらが一番好きです。</text:p>
      <text:p text:style-name="P107">３．友達の中で高山さんが一番背が高いです。</text:p>
      <text:p text:style-name="P107">４．この中で１５００円の本が一番安いです。</text:p>
      <text:p text:style-name="P107">５．山から海まで長い道があります。</text:p>
      <text:p text:style-name="P107">６．日本の飲み物の中で何が一番好きですか。</text:p>
      <text:p text:style-name="P107">７．飲み物と食べ物の中でどれが一番高いですか。</text:p>
      <text:p text:style-name="P63"/>
      <text:p text:style-name="P108">２０２５年０６月２９日演習：</text:p>
      <text:p text:style-name="P108">１．午後３時まで<text:ruby text:style-name="Ru1"><text:ruby-base>香</text:ruby-base><text:ruby-text>かお</text:ruby-text></text:ruby>りさんを<text:ruby text:style-name="Ru1"><text:ruby-base>待</text:ruby-base><text:ruby-text>ま</text:ruby-text></text:ruby>っていましたが、<text:ruby text:style-name="Ru1"><text:ruby-base>香</text:ruby-base><text:ruby-text>かお</text:ruby-text></text:ruby>りさんは来ませんでした。</text:p>
      <text:p text:style-name="P109">２．今日は<text:ruby text:style-name="Ru1"><text:ruby-base>寒</text:ruby-base><text:ruby-text>さむ</text:ruby-text></text:ruby>いから、海で<text:ruby text:style-name="Ru1"><text:ruby-base>泳</text:ruby-base><text:ruby-text>およ</text:ruby-text></text:ruby>がない。</text:p>
      <text:p text:style-name="P110">３．<text:ruby text:style-name="Ru1"><text:ruby-base>電車</text:ruby-base><text:ruby-text>でんしゃ</text:ruby-text></text:ruby>に乗りました。でも、<text:ruby text:style-name="Ru1"><text:ruby-base>新幹線</text:ruby-base><text:ruby-text>しんかんせん</text:ruby-text></text:ruby>に<text:ruby text:style-name="Ru1"><text:ruby-base>乗</text:ruby-base><text:ruby-text>の</text:ruby-text></text:ruby>りませんでした。</text:p>
      <text:p text:style-name="P111">４．つねみさんは、毎週土曜日に車を洗っています。</text:p>
      <text:p text:style-name="P111">５．今、友達と買い物しています。</text:p>
      <text:p text:style-name="P112">６．キキはかっこよくて、素晴らしいから、好きです。</text:p>
      <text:p text:style-name="P112"/>
      <text:p text:style-name="P112">A: たつやさん、学食が好きですか。</text:p>
      <text:p text:style-name="P112">B: はい、安くて、美味しくて、大好きです。</text:p>
      <text:p text:style-name="P112">A: そうですか。どんな物が好きですか。</text:p>
      <text:p text:style-name="P112">B: そうですね。<text:ruby text:style-name="Ru1"><text:ruby-base>焼</text:ruby-base><text:ruby-text>やき</text:ruby-text></text:ruby>きそばが美味しいです。あ、でも、そばよりカレーライスの方が美味しいですよ。</text:p>
      <text:p text:style-name="P112"/>
      <text:p text:style-name="P112">７．日本語は楽しくて、面白いですが、難しいです。</text:p>
      <text:p text:style-name="P112">８．ドラえもんは青くて、かわいくて、怖くないです！</text:p>
      <text:p text:style-name="P112">９．寿司の中でサーモンが一番美味しいです。</text:p>
      <text:p text:style-name="P112">１０．動物の中で猫が一番かわいいです。</text:p>
      <text:p text:style-name="P112">１１．車の方が自転車より欲しいです。</text:p>
      <text:p text:style-name="P112">１２．私は動物が好きだから、犬が欲しいです。</text:p>
      <text:p text:style-name="P112">１３．A: アイカさん、日本語の方がフランス語より簡単ですか。B: いいえ、日本語の方がフランス語より難しいです。</text:p>
      <text:p text:style-name="P112">１４．飲み物の中で抹茶とラムネが一番美味しいです。</text:p>
      <text:p text:style-name="P113">１５．本を読むことと絵を書くこととどちらの方が好きですか。</text:p>
      <text:p text:style-name="P113">１６．家族の中で誰が一番優しいですか。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29T12:54:24.489551111</dc:date>
    <meta:editing-duration>P3DT8H49S</meta:editing-duration>
    <meta:editing-cycles>802</meta:editing-cycles>
    <meta:generator>LibreOffice/24.8.7.2$Linux_X86_64 LibreOffice_project/480$Build-2</meta:generator>
    <meta:document-statistic meta:table-count="0" meta:image-count="0" meta:object-count="0" meta:page-count="2" meta:paragraph-count="472" meta:word-count="10007" meta:character-count="10857" meta:non-whitespace-character-count="10630"/>
  </office:meta>
</office:document-meta>
</file>